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1d9044" officeooo:paragraph-rsid="001d9044"/>
    </style:style>
    <style:style style:name="P2" style:family="paragraph" style:parent-style-name="Standard">
      <style:text-properties style:font-name="Consolas" fo:font-weight="bold" officeooo:rsid="001d9044" officeooo:paragraph-rsid="001d9044" style:font-weight-asian="bold" style:font-weight-complex="bold"/>
    </style:style>
    <style:style style:name="P3" style:family="paragraph" style:parent-style-name="Standard">
      <style:text-properties fo:color="#000000" loext:opacity="100%" style:font-name="Consolas1" fo:font-size="10.5pt" fo:font-weight="normal" officeooo:paragraph-rsid="001d9044" fo:background-color="transparen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d9044" fo:background-color="transparen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paragraph-rsid="001d9044" fo:background-color="transparent"/>
    </style:style>
    <style:style style:name="P9" style:family="paragraph" style:parent-style-name="Standard">
      <style:text-properties fo:color="#000000" loext:opacity="100%" style:font-name="Consolas1" fo:font-size="10.5pt" fo:font-weight="normal" officeooo:rsid="001d9044" officeooo:paragraph-rsid="001d9044" fo:background-color="transparent" style:font-weight-asian="bold" style:font-weight-complex="bold"/>
    </style:style>
    <style:style style:name="T1" style:family="text">
      <style:text-properties style:font-name="Consolas1" fo:font-size="10.5pt" fo:font-weight="normal"/>
    </style:style>
    <style:style style:name="T2" style:family="text">
      <style:text-properties style:font-name="Consolas1" fo:font-size="10.5pt" style:text-underline-style="none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7</text:p>
      <text:p text:style-name="P1"/>
      <text:p text:style-name="P2">===Arreglo.h===</text:p>
      <text:p text:style-name="P2"/>
      <text:p text:style-name="P3">#include &lt;iostream&gt;</text:p>
      <text:p text:style-name="P4">#include &lt;vector&gt;</text:p>
      <text:p text:style-name="P4">#include &lt;locale.h&gt;</text:p>
      <text:p text:style-name="P5"/>
      <text:p text:style-name="P4">using namespace std;</text:p>
      <text:p text:style-name="P5"/>
      <text:p text:style-name="P4">template &lt;typename T&gt;</text:p>
      <text:p text:style-name="P4">class ArregloOps</text:p>
      <text:p text:style-name="P4">{</text:p>
      <text:p text:style-name="P4">private:</text:p>
      <text:p text:style-name="P6">    <text:span text:style-name="T1">T</text:span><text:span text:style-name="T1"> </text:span><text:span text:style-name="T1">sumaRecursiva</text:span><text:span text:style-name="T1">(</text:span><text:span text:style-name="T1">const</text:span><text:span text:style-name="T1"> </text:span><text:span text:style-name="T1">vector</text:span><text:span text:style-name="T1">&lt;</text:span><text:span text:style-name="T1">T</text:span><text:span text:style-name="T1">&gt; </text:span><text:span text:style-name="T1">&amp;v</text:span><text:span text:style-name="T1">, </text:span><text:span text:style-name="T1">int</text:span><text:span text:style-name="T1"> </text:span><text:span text:style-name="T1">n</text:span><text:span text:style-name="T1">);</text:span></text:p>
      <text:p text:style-name="P5"/>
      <text:p text:style-name="P4">public:</text:p>
      <text:p text:style-name="P6">    <text:span text:style-name="T1">T</text:span><text:span text:style-name="T1"> </text:span><text:span text:style-name="T1">suma</text:span><text:span text:style-name="T1">(</text:span><text:span text:style-name="T1">const</text:span><text:span text:style-name="T1"> </text:span><text:span text:style-name="T1">vector</text:span><text:span text:style-name="T1">&lt;</text:span><text:span text:style-name="T1">T</text:span><text:span text:style-name="T1">&gt; </text:span><text:span text:style-name="T1">&amp;v</text:span><text:span text:style-name="T1">);</text:span></text:p>
      <text:p text:style-name="P4">};</text:p>
      <text:p text:style-name="P5"/>
      <text:p text:style-name="P4">template &lt;typename T&gt;</text:p>
      <text:p text:style-name="P4">T ArregloOps&lt;T&gt;::sumaRecursiva(const vector&lt;T&gt; &amp;v, int n)</text:p>
      <text:p text:style-name="P4">{</text:p>
      <text:p text:style-name="P6">    <text:span text:style-name="T1">if</text:span><text:span text:style-name="T1"> (n </text:span><text:span text:style-name="T1">&lt;</text:span><text:span text:style-name="T1"> </text:span><text:span text:style-name="T1">0</text:span><text:span text:style-name="T1">)</text:span><text:span text:style-name="T1"> //CASO BASE</text:span></text:p>
      <text:p text:style-name="P6">    <text:span text:style-name="T1">{              </text:span></text:p>
      <text:p text:style-name="P6">        <text:span text:style-name="T1">return</text:span><text:span text:style-name="T1"> </text:span><text:span text:style-name="T1">T</text:span><text:span text:style-name="T1">();</text:span><text:span text:style-name="T1"> // valor neutro (0 para numéricos)</text:span></text:p>
      <text:p text:style-name="P6">    <text:span text:style-name="T1">}</text:span></text:p>
      <text:p text:style-name="P6">    <text:span text:style-name="T1">else</text:span></text:p>
      <text:p text:style-name="P6">    <text:span text:style-name="T1">{</text:span></text:p>
      <text:p text:style-name="P6">        <text:span text:style-name="T1">return</text:span><text:span text:style-name="T1"> </text:span><text:span text:style-name="T1">v</text:span><text:span text:style-name="T1">[n] </text:span><text:span text:style-name="T1">+</text:span><text:span text:style-name="T1"> </text:span><text:span text:style-name="T1">sumaRecursiva</text:span><text:span text:style-name="T1">(v, n </text:span><text:span text:style-name="T1">-</text:span><text:span text:style-name="T1"> </text:span><text:span text:style-name="T1">1</text:span><text:span text:style-name="T1">);</text:span><text:span text:style-name="T1"> //CASO RECURSIVO</text:span></text:p>
      <text:p text:style-name="P6">    <text:span text:style-name="T1">}</text:span></text:p>
      <text:p text:style-name="P4">}</text:p>
      <text:p text:style-name="P5"/>
      <text:p text:style-name="P4">template &lt;typename T&gt;</text:p>
      <text:p text:style-name="P4">T ArregloOps&lt;T&gt;::suma(const vector&lt;T&gt; &amp;v)</text:p>
      <text:p text:style-name="P4">{</text:p>
      <text:p text:style-name="P6">    <text:span text:style-name="T1">return</text:span><text:span text:style-name="T1"> </text:span><text:span text:style-name="T1">sumaRecursiva</text:span><text:span text:style-name="T1">(v, </text:span><text:span text:style-name="T1">v</text:span><text:span text:style-name="T1">.</text:span><text:span text:style-name="T1">size</text:span><text:span text:style-name="T1">() </text:span><text:span text:style-name="T1">-</text:span><text:span text:style-name="T1"> </text:span><text:span text:style-name="T1">1</text:span><text:span text:style-name="T1">);</text:span></text:p>
      <text:p text:style-name="P4">}</text:p>
      <text:p text:style-name="P5"/>
      <text:p text:style-name="P4">/* ¿CUÁNDO ESTO SERÍA INFINITO?</text:p>
      <text:p text:style-name="P6">       <text:span text:style-name="T1">La recursión se volvería infinita si el índice 'n' no se reduce correctamente en cada llamada.</text:span></text:p>
      <text:p text:style-name="P6">       <text:span text:style-name="T1">Por ejemplo, si se usa 'n + 1' en lugar de 'n - 1', o si se omite el caso base (n &lt; 0),</text:span></text:p>
      <text:p text:style-name="P7">       <text:span text:style-name="T1">el algoritmo entraría en un ciclo indefinido y provocaría un desbordamiento de pila.</text:span><text:span text:style-name="T2"/></text:p>
      <text:p text:style-name="P8"><text:s/>¿POR QUÉ ES UNA SOLUCIÓN NATURAL?</text:p>
      <text:p text:style-name="P6">       <text:span text:style-name="T1">La suma de los elementos de un vector puede verse como:</text:span></text:p>
      <text:p text:style-name="P6">       <text:span text:style-name="T1">suma(v) = v[n] + suma(v[0..n-1])</text:span></text:p>
      <text:p text:style-name="P6">       <text:span text:style-name="T1">Esta definición se adapta perfectamente a la recursión, ya que el problema se descompone</text:span> <text:span text:style-name="T1">en una versión más pequeña de sí mismo.*/</text:span></text:p>
      <text:p text:style-name="P2"><text:soft-page-break/></text:p>
      <text:p text:style-name="P2">===main.cpp===</text:p>
      <text:p text:style-name="P2"/>
      <text:p text:style-name="P9">#include "Arreglo.h"</text:p>
      <text:p text:style-name="P4">#include &lt;iostream&gt;</text:p>
      <text:p text:style-name="P4">#include &lt;vector&gt;</text:p>
      <text:p text:style-name="P4">#include &lt;locale.h&gt;</text:p>
      <text:p text:style-name="P5"/>
      <text:p text:style-name="P4">using namespace std;</text:p>
      <text:p text:style-name="P5"/>
      <text:p text:style-name="P4">int main(){</text:p>
      <text:p text:style-name="P6">    <text:span text:style-name="T1">setlocale</text:span><text:span text:style-name="T1">(LC_ALL, </text:span><text:span text:style-name="T1">"spanish"</text:span><text:span text:style-name="T1">);</text:span></text:p>
      <text:p text:style-name="P6">    <text:span text:style-name="T1">typedef</text:span><text:span text:style-name="T1"> </text:span><text:span text:style-name="T1">int</text:span><text:span text:style-name="T1"> Numeros;</text:span></text:p>
      <text:p text:style-name="P5"/>
      <text:p text:style-name="P6">    <text:span text:style-name="T1">ArregloOps</text:span><text:span text:style-name="T1">&lt;int&gt;</text:span><text:span text:style-name="T1"> arregloInt;</text:span></text:p>
      <text:p text:style-name="P6">    <text:span text:style-name="T1">Numeros cantidad;</text:span></text:p>
      <text:p text:style-name="P5"/>
      <text:p text:style-name="P6">    <text:span text:style-name="T1">cout </text:span><text:span text:style-name="T1">&lt;&lt;</text:span><text:span text:style-name="T1"> </text:span><text:span text:style-name="T1">"¿Cuántos números enteros desea ingresar? "</text:span><text:span text:style-name="T1">;</text:span></text:p>
      <text:p text:style-name="P6">    <text:span text:style-name="T1">cin </text:span><text:span text:style-name="T1">&gt;&gt;</text:span><text:span text:style-name="T1"> cantidad;</text:span></text:p>
      <text:p text:style-name="P5"/>
      <text:p text:style-name="P6">    <text:span text:style-name="T1">if</text:span><text:span text:style-name="T1">(cantidad </text:span><text:span text:style-name="T1">&lt;=</text:span><text:span text:style-name="T1"> </text:span><text:span text:style-name="T1">0</text:span><text:span text:style-name="T1">){</text:span></text:p>
      <text:p text:style-name="P6">        <text:span text:style-name="T1">cout </text:span><text:span text:style-name="T1">&lt;&lt;</text:span><text:span text:style-name="T1"> </text:span><text:span text:style-name="T1">"La cantidad debe ser un número positivo mayor que cero."</text:span><text:span text:style-name="T1"> </text:span><text:span text:style-name="T1">&lt;&lt;</text:span><text:span text:style-name="T1"> endl;</text:span></text:p>
      <text:p text:style-name="P6">        <text:span text:style-name="T1">return</text:span><text:span text:style-name="T1"> </text:span><text:span text:style-name="T1">1</text:span><text:span text:style-name="T1">;</text:span></text:p>
      <text:p text:style-name="P6">    <text:span text:style-name="T1">}</text:span></text:p>
      <text:p text:style-name="P5"/>
      <text:p text:style-name="P6">    <text:span text:style-name="T1">vector</text:span><text:span text:style-name="T1">&lt;</text:span><text:span text:style-name="T1">Numeros</text:span><text:span text:style-name="T1">&gt;</text:span><text:span text:style-name="T1"> </text:span><text:span text:style-name="T1">numeros</text:span><text:span text:style-name="T1">(cantidad);</text:span></text:p>
      <text:p text:style-name="P6">    </text:p>
      <text:p text:style-name="P6">    <text:span text:style-name="T1">cout </text:span><text:span text:style-name="T1">&lt;&lt;</text:span><text:span text:style-name="T1"> </text:span><text:span text:style-name="T1">"Ingrese "</text:span><text:span text:style-name="T1"> </text:span><text:span text:style-name="T1">&lt;&lt;</text:span><text:span text:style-name="T1"> cantidad </text:span><text:span text:style-name="T1">&lt;&lt;</text:span><text:span text:style-name="T1"> </text:span><text:span text:style-name="T1">" números enteros:"</text:span><text:span text:style-name="T1"> </text:span><text:span text:style-name="T1">&lt;&lt;</text:span><text:span text:style-name="T1"> endl;</text:span></text:p>
      <text:p text:style-name="P6">    <text:span text:style-name="T1">for</text:span><text:span text:style-name="T1">(</text:span><text:span text:style-name="T1">int</text:span><text:span text:style-name="T1"> i </text:span><text:span text:style-name="T1">=</text:span><text:span text:style-name="T1"> </text:span><text:span text:style-name="T1">0</text:span><text:span text:style-name="T1">; i </text:span><text:span text:style-name="T1">&lt;</text:span><text:span text:style-name="T1"> cantidad; i</text:span><text:span text:style-name="T1">++</text:span><text:span text:style-name="T1">){</text:span></text:p>
      <text:p text:style-name="P6">        <text:span text:style-name="T1">cin </text:span><text:span text:style-name="T1">&gt;&gt;</text:span><text:span text:style-name="T1"> </text:span><text:span text:style-name="T1">numeros</text:span><text:span text:style-name="T1">[i];</text:span></text:p>
      <text:p text:style-name="P6">    <text:span text:style-name="T1">}</text:span></text:p>
      <text:p text:style-name="P5"/>
      <text:p text:style-name="P6">    <text:span text:style-name="T1">Numeros sumaTotal </text:span><text:span text:style-name="T1">=</text:span><text:span text:style-name="T1"> </text:span><text:span text:style-name="T1">arregloInt</text:span><text:span text:style-name="T1">.</text:span><text:span text:style-name="T1">suma</text:span><text:span text:style-name="T1">(numeros);</text:span></text:p>
      <text:p text:style-name="P6">    <text:span text:style-name="T1">cout </text:span><text:span text:style-name="T1">&lt;&lt;</text:span><text:span text:style-name="T1"> </text:span><text:span text:style-name="T1">"La suma de los números ingresados es: "</text:span><text:span text:style-name="T1"> </text:span><text:span text:style-name="T1">&lt;&lt;</text:span><text:span text:style-name="T1"> sumaTotal </text:span><text:span text:style-name="T1">&lt;&lt;</text:span><text:span text:style-name="T1"> endl;</text:span></text:p>
      <text:p text:style-name="P6">    </text:p>
      <text:p text:style-name="P6">    <text:span text:style-name="T1">return</text:span><text:span text:style-name="T1"> </text:span><text:span text:style-name="T1">0</text:span><text:span text:style-name="T1">;</text:span></text:p>
      <text:p text:style-name="P4">}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43:43.345371800</meta:creation-date>
    <dc:date>2025-10-30T20:46:15.077446200</dc:date>
    <meta:editing-duration>PT2M32S</meta:editing-duration>
    <meta:editing-cycles>1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67" meta:word-count="287" meta:character-count="1943" meta:non-whitespace-character-count="1520"/>
  </office:meta>
</office:document-meta>
</file>